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 style:list-style-name="L73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9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9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0" style:family="paragraph" style:parent-style-name="Text_20_body" style:list-style-name="L62">
      <style:paragraph-properties fo:margin-top="0cm" fo:margin-bottom="0cm" fo:line-height="150%" style:writing-mode="lr-tb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</style:style>
    <style:style style:name="P10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1">res free# JVEMV6 44#10.2.1_1 / 44. currency / 10. prog-php / 2. tester / 1. start / <text:s/>20200103_160636</text:p>
      <text:p text:style-name="P11"/>
      <text:p text:style-name="P5">[do] <text:span text:style-name="T1">#_ </text:span></text:p>
      <text:list xml:id="list8499360831288762530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103">T-1.1</text:p>
              <text:list>
                <text:list-item>
                  <text:p text:style-name="P103">eclipst ==&gt; new task</text:p>
                </text:list-item>
                <text:list-item>
                  <text:p text:style-name="P103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<text:soft-page-break/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31773666407127022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3350632649879962726" text:style-name="L3">
        <text:list-item>
          <text:p text:style-name="P20"/>
        </text:list-item>
      </text:list>
      <text:p text:style-name="P14"><text:line-break/><text:span text:style-name="T2">[/ 20200103_163407]</text:span></text:p>
      <text:p text:style-name="P14"/>
      <text:p text:style-name="P10"/>
      <text:p text:style-name="P5"><text:span text:style-name="T4">1</text:span>---------------------------------------------------------------------------</text:p>
      <text:p text:style-name="P11">res free# JVEMV6 44#10.2_2 / 44. currency / 10. prog-php / 2. tester / <text:s/>20200104_153103</text:p>
      <text:p text:style-name="P11"/>
      <text:p text:style-name="P5">[do] <text:span text:style-name="T1">#_ </text:span></text:p>
      <text:list xml:id="list5207779284857328319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1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<text:soft-page-break/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93164813060479965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<text:soft-page-break/>new FUNC : get_ListOf_BarDatas(...)</text:p>
                </text:list-item>
                <text:list-item>
                  <text:p text:style-name="P22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582716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5">[further]</text:p>
      <text:list xml:id="list8907971945739463770" text:style-name="L6">
        <text:list-item>
          <text:p text:style-name="P23"/>
        </text:list-item>
      </text:list>
      <text:p text:style-name="P14"><text:line-break/><text:span text:style-name="T2">[/ 20200104_163421]</text:span></text:p>
      <text:p text:style-name="P14"/>
      <text:p text:style-name="P9"/>
      <text:p text:style-name="P5"><text:span text:style-name="T4">2</text:span>---------------------------------------------------------------------------</text:p>
      <text:p text:style-name="P11">res free# JVEMV6 44#10.2_3 / 44. currency / 10. prog-php / 2. tester / <text:s/>XXXX</text:p>
      <text:p text:style-name="P11"/>
      <text:p text:style-name="P5">[do] <text:span text:style-name="T1">#_ </text:span></text:p>
      <text:list xml:id="list36595021" text:continue-list="list8499360831288762530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93">steps</text:p>
                  <text:list>
                    <text:list-item>
                      <text:p text:style-name="P93"><text:soft-page-break/>open file</text:p>
                    </text:list-item>
                    <text:list-item>
                      <text:p text:style-name="P93">read lines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97350237119786155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5">[further]</text:p>
      <text:list xml:id="list4721652410866418069" text:style-name="L8">
        <text:list-item>
          <text:p text:style-name="P25"/>
        </text:list-item>
      </text:list>
      <text:p text:style-name="P14"><text:line-break/><text:soft-page-break/><text:span text:style-name="T2">[/ 20200105_153156]</text:span></text:p>
      <text:p text:style-name="P14"/>
      <text:p text:style-name="P9"/>
      <text:p text:style-name="P5"><text:span text:style-name="T4">3</text:span>---------------------------------------------------------------------------</text:p>
      <text:p text:style-name="P11">res free# JVEMV6 44#10.2_4 / 44. currency / 10. prog-php / 2. tester / <text:s/>20200105_171511</text:p>
      <text:p text:style-name="P11"/>
      <text:p text:style-name="P5">[do] <text:span text:style-name="T1">#_ </text:span></text:p>
      <text:list xml:id="list4026739313737153055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95384725329275477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5"><text:soft-page-break/>[further]</text:p>
      <text:list xml:id="list1565282721201251425" text:style-name="L11">
        <text:list-item>
          <text:p text:style-name="P28"/>
        </text:list-item>
      </text:list>
      <text:p text:style-name="P14"><text:line-break/><text:span text:style-name="T2">[/ 20200105_174715]</text:span></text:p>
      <text:p text:style-name="P14"/>
      <text:p text:style-name="P9"/>
      <text:p text:style-name="P5"><text:span text:style-name="T4">4</text:span>---------------------------------------------------------------------------</text:p>
      <text:p text:style-name="P11">res free# JVEMV6 44#10.2_5 / 44. currency / 10. prog-php / 2. tester / <text:s/>20200106_125610</text:p>
      <text:p text:style-name="P11"/>
      <text:p text:style-name="P5">[do] <text:span text:style-name="T1">#_ </text:span></text:p>
      <text:list xml:id="list2254560246735001580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<text:soft-page-break/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53072899926444939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5">[further]</text:p>
      <text:list xml:id="list4989170511543257690" text:style-name="L14">
        <text:list-item>
          <text:p text:style-name="P32"/>
        </text:list-item>
      </text:list>
      <text:p text:style-name="P14"><text:line-break/><text:span text:style-name="T2">[/ 20200106_144107]</text:span></text:p>
      <text:p text:style-name="P14"/>
      <text:p text:style-name="P9"/>
      <text:p text:style-name="P5"><text:soft-page-break/><text:span text:style-name="T4">5</text:span>---------------------------------------------------------------------------</text:p>
      <text:p text:style-name="P11">res free# JVEMV6 44#10.2_6 / 44. currency / 10. prog-php / 2. tester / <text:s/>20200106_171753</text:p>
      <text:p text:style-name="P11"/>
      <text:p text:style-name="P5">[do] <text:span text:style-name="T1">#_ </text:span></text:p>
      <text:list xml:id="list6534335178755484630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57484850750186566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5">[further]</text:p>
      <text:list xml:id="list8636190722606978535" text:style-name="L17">
        <text:list-item>
          <text:p text:style-name="P35"/>
        </text:list-item>
      </text:list>
      <text:p text:style-name="P14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1">res free# JVEMV6 44#10.2_7 / 44. currency / 10. prog-php / 2. tester / <text:s/>XXXX</text:p>
      <text:p text:style-name="P11"><text:soft-page-break/></text:p>
      <text:p text:style-name="P5">[do] <text:span text:style-name="T1">#_ </text:span></text:p>
      <text:list xml:id="list4316527541563243464" text:style-name="L18">
        <text:list-item>
          <text:p text:style-name="P36">REVIEW</text:p>
        </text:list-item>
        <text:list-item>
          <text:p text:style-name="P36"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65127835684814131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5">[further]</text:p>
      <text:list xml:id="list3674292514083783260" text:style-name="L20">
        <text:list-item>
          <text:p text:style-name="P38"/>
        </text:list-item>
      </text:list>
      <text:p text:style-name="P14"><text:line-break/><text:span text:style-name="T2">[/ 20200107_153311]</text:span></text:p>
      <text:p text:style-name="P14"/>
      <text:p text:style-name="P9"/>
      <text:p text:style-name="P5"><text:soft-page-break/>---------------------------------------------------------------------------</text:p>
      <text:p text:style-name="P11">res free# JVEMV6 44#10.2_8 / 44. currency / 10. prog-php / 2. tester / <text:s/>20200109_174248</text:p>
      <text:p text:style-name="P11"/>
      <text:p text:style-name="P5">[do] <text:span text:style-name="T1">#_ </text:span></text:p>
      <text:list xml:id="list36596579" text:continue-list="list36595021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98411313225388877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5">[further]</text:p>
      <text:list xml:id="list4361191189562586586" text:style-name="L22">
        <text:list-item>
          <text:p text:style-name="P40"/>
        </text:list-item>
      </text:list>
      <text:p text:style-name="P14"><text:line-break/><text:span text:style-name="T2">[/ 20200109_181032]</text:span></text:p>
      <text:p text:style-name="P14"/>
      <text:p text:style-name="P9"/>
      <text:p text:style-name="P5"><text:span text:style-name="T4">8</text:span>---------------------------------------------------------------------------</text:p>
      <text:p text:style-name="P11">res free# JVEMV6 44#10.2_9 / 44. currency / 10. prog-php / 2. tester / <text:s/><text:soft-page-break/>20200112_125240</text:p>
      <text:p text:style-name="P11"/>
      <text:p text:style-name="P5">[do] <text:span text:style-name="T1">#_ </text:span></text:p>
      <text:list xml:id="list3077291744629597134" text:style-name="L23">
        <text:list-item>
          <text:p text:style-name="P41"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20307003620510059" text:style-name="L24">
        <text:list-item>
          <text:p text:style-name="P42"><text:soft-page-break/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5">[further]</text:p>
      <text:list xml:id="list8860520929488438398" text:style-name="L25">
        <text:list-item>
          <text:p text:style-name="P43"/>
        </text:list-item>
      </text:list>
      <text:p text:style-name="P14"><text:line-break/><text:span text:style-name="T2">[/ 20200112_141641]</text:span></text:p>
      <text:p text:style-name="P14"/>
      <text:p text:style-name="P9"/>
      <text:p text:style-name="P5"><text:span text:style-name="T4">9</text:span>---------------------------------------------------------------------------</text:p>
      <text:p text:style-name="P11">res free# JVEMV6 44#10.2_10 / 44. currency / 10. prog-php / 2. tester / <text:s/>XXXX</text:p>
      <text:p text:style-name="P11"/>
      <text:p text:style-name="P5">[do] <text:span text:style-name="T1">#_ </text:span></text:p>
      <text:list xml:id="list4856013587756453354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<text:soft-page-break/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6595613" text:continue-list="list36596579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53166144000651981" text:style-name="L27">
        <text:list-item>
          <text:p text:style-name="P45">TASK : this ==&gt; TASK-1</text:p>
        </text:list-item>
      </text:list>
      <text:p text:style-name="P5">[further]</text:p>
      <text:list xml:id="list620912643199432603" text:style-name="L28">
        <text:list-item>
          <text:p text:style-name="P46"/>
        </text:list-item>
      </text:list>
      <text:p text:style-name="P14"><text:line-break/><text:span text:style-name="T2">[/ 20200112_174515]</text:span></text:p>
      <text:p text:style-name="P14"/>
      <text:p text:style-name="P9"/>
      <text:p text:style-name="P5"><text:span text:style-name="T4">10</text:span>---------------------------------------------------------------------------</text:p>
      <text:p text:style-name="P11">res free# JVEMV6 44#10.2_11 / 44. currency / 10. prog-php / 2. tester / <text:s/>20200113_120438</text:p>
      <text:p text:style-name="P11"/>
      <text:p text:style-name="P5">[do] <text:span text:style-name="T1">#_ </text:span></text:p>
      <text:list xml:id="list4644378162158561327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<text:soft-page-break/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5">[next]</text:p>
      <text:list xml:id="list5854291436738588642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5">[further]</text:p>
      <text:list xml:id="list1530378063784177448" text:style-name="L31">
        <text:list-item>
          <text:p text:style-name="P49"/>
        </text:list-item>
      </text:list>
      <text:p text:style-name="P14"><text:line-break/><text:span text:style-name="T2">[/ 20200113_124826]</text:span></text:p>
      <text:p text:style-name="P14"/>
      <text:p text:style-name="P9"/>
      <text:p text:style-name="P5">---------------------------------------------------------------------------</text:p>
      <text:p text:style-name="P11">res free# JVEMV6 44#10.2_12 / 44. currency / 10. prog-php / 2. tester / <text:s/>20200113_173458</text:p>
      <text:p text:style-name="P11"><text:soft-page-break/></text:p>
      <text:p text:style-name="P5">[do] <text:span text:style-name="T1">#_ </text:span></text:p>
      <text:list xml:id="list120392603609091695" text:style-name="L32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98247016542499977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5">[further]</text:p>
      <text:list xml:id="list5207034720932166272" text:style-name="L34">
        <text:list-item>
          <text:p text:style-name="P52"/>
        </text:list-item>
      </text:list>
      <text:p text:style-name="P14"><text:line-break/><text:span text:style-name="T2">[/ 20200113_175104]</text:span></text:p>
      <text:p text:style-name="P14"/>
      <text:p text:style-name="P9"/>
      <text:p text:style-name="P5"><text:span text:style-name="T4">12</text:span>---------------------------------------------------------------------------</text:p>
      <text:p text:style-name="P11">res free# JVEMV6 44#10.2_13 / 44. currency / 10. prog-php / 2. tester / <text:s/>20200114_115106</text:p>
      <text:p text:style-name="P11"/>
      <text:p text:style-name="P5">[do] <text:span text:style-name="T1">#_ </text:span></text:p>
      <text:list xml:id="list4397145963759009130" text:style-name="L35">
        <text:list-item>
          <text:p text:style-name="P53">REVIEW</text:p>
        </text:list-item>
        <text:list-item>
          <text:p text:style-name="P53"><text:soft-page-break/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86852644177467616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5">[further]</text:p>
      <text:list xml:id="list5378125789061235580" text:style-name="L37">
        <text:list-item>
          <text:p text:style-name="P55"/>
        </text:list-item>
      </text:list>
      <text:p text:style-name="P14"><text:line-break/><text:span text:style-name="T2">[/ 20200114_121723]</text:span></text:p>
      <text:p text:style-name="P14"/>
      <text:p text:style-name="P9"/>
      <text:p text:style-name="P5"><text:span text:style-name="T4">13</text:span>---------------------------------------------------------------------------</text:p>
      <text:p text:style-name="P11">res free# JVEMV6 44#10.2_14 / 44. currency / 10. prog-php / 2. tester / <text:s/>20200116_133740</text:p>
      <text:p text:style-name="P11"/>
      <text:p text:style-name="P5">[do] <text:span text:style-name="T1">#_ </text:span></text:p>
      <text:list xml:id="list1346444477236762393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<text:soft-page-break/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30423693217093012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5">[further]</text:p>
      <text:list xml:id="list626445009437018478" text:style-name="L40">
        <text:list-item>
          <text:p text:style-name="P58"/>
        </text:list-item>
      </text:list>
      <text:p text:style-name="P14"><text:line-break/><text:soft-page-break/><text:span text:style-name="T2">[/ 20200116_142928]</text:span></text:p>
      <text:p text:style-name="P14"/>
      <text:p text:style-name="P9"/>
      <text:p text:style-name="P12"><text:span text:style-name="T3">14</text:span>---------------------------------------------------------------------------</text:p>
      <text:p text:style-name="P11">res free# JVEMV6 44#10.2_15 / 44. currency / 10. prog-php / 2. tester / <text:s/>20200116_165251</text:p>
      <text:p text:style-name="P11"/>
      <text:p text:style-name="P5">[do] <text:span text:style-name="T1">#_ </text:span></text:p>
      <text:list xml:id="list479716441183683829" text:style-name="L41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104">after “j1” returned → section D</text:p>
                  <text:list>
                    <text:list-item>
                      <text:p text:style-name="P59">//_20200116_142816:next</text:p>
                    </text:list-item>
                    <text:list-item>
                      <text:p text:style-name="P59">==&gt; see memo : 44#10.2_5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SEG-1 : PROBLEM</text:p>
              <text:list>
                <text:list-item>
                  <text:p text:style-name="P59">bar data “2019.04.24 12:30” ==&gt; judged as C5</text:p>
                  <text:list>
                    <text:list-item>
                      <text:p text:style-name="P59">==&gt;should be C4</text:p>
                    </text:list-item>
                    <text:list-item>
                      <text:p text:style-name="P59">//_20200116_170153:fix</text:p>
                    </text:list-item>
                  </text:list>
                </text:list-item>
                <text:list-item>
                  <text:p text:style-name="P59">S-1.1</text:p>
                  <text:list>
                    <text:list-item>
                      <text:p text:style-name="P59">TREE</text:p>
                      <text:list>
                        <text:list-item>
                          <text:p text:style-name="P59">get_Bar_Type__BUY</text:p>
                        </text:list-item>
                        <text:list-item>
                          <text:p text:style-name="P59">&lt;== LibEaTester::get_Bar_Type__BUY($pos, $bd)</text:p>
                        </text:list-item>
                        <text:list-item>
                          <text:p text:style-name="P59">&lt;== get_Bar_Type($pos, $bd, $typeOf_Position)</text:p>
                        </text:list-item>
                        <text:list-item>
                          <text:p text:style-name="P59">&lt;== loop_J1_N($lo_BarDatas, $flg_Position, $idxOf_Loop, $pos, $lo_Vals)</text:p>
                          <text:list>
                            <text:list-item>
                              <text:p text:style-name="P59">$bd = $lo_BarDatas[$idxOf_Loop]</text:p>
                            </text:list-item>
                          </text:list>
                        </text:list-item>
                        <text:list-item>
                          <text:p text:style-name="P59">&lt;== fx_tester_T_1__Exec($lo_BarDatas)</text:p>
                        </text:list-item>
                      </text:list>
                    </text:list-item>
                    <text:list-item>
                      <text:p text:style-name="P59">? $lo_BarDatas ==&gt; where built ?</text:p>
                      <text:list>
                        <text:list-item>
                          <text:p text:style-name="P59">==&gt; cont : fx_tester_T_1()</text:p>
                        </text:list-item>
                        <text:list-item>
                          <text:p text:style-name="P59">// Libfx::get_ListOf_BarDatas()</text:p>
                        </text:list-item>
                        <text:list-item>
                          <text:p text:style-name="P59"><text:soft-page-break/>==&gt; $lo_BarDatas = Libfx::conv_CSV_Lines_To_BarDatas($lo_CSV_Lines, $lenOf_Header_Lines)</text:p>
                        </text:list-item>
                        <text:list-item>
                          <text:p text:style-name="P59">==&gt; “<text:tab/><text:tab/><text:tab/>$bd-&gt;price_High = $line[2];</text:p>
                        </text:list-item>
                        <text:list-item>
                          <text:p text:style-name="P59"><text:tab/><text:tab/><text:tab/>$bd-&gt;price_Low = $line[3];</text:p>
                        </text:list-item>
                        <text:list-item>
                          <text:p text:style-name="P5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9">S-1.2 : review ==&gt; csv file</text:p>
                  <text:list>
                    <text:list-item>
                      <text:p text:style-name="P59">open </text:p>
                    </text:list-item>
                    <text:list-item>
                      <text:p text:style-name="P59">search : “2019.04.24 12:30”</text:p>
                    </text:list-item>
                    <text:list-item>
                      <text:p text:style-name="P59">==&gt; “78.761;78.762;78.75700000000001;78.762” (open, H,L,close)</text:p>
                    </text:list-item>
                  </text:list>
                </text:list-item>
                <text:list-item>
                  <text:p text:style-name="P59">==&gt; DROP</text:p>
                </text:list-item>
              </text:list>
            </text:list-item>
            <text:list-item>
              <text:p text:style-name="P59"><text:span text:style-name="T1">#_ </text:span>SEG-2 : gen ==&gt; csv file</text:p>
              <text:list>
                <text:list-item>
                  <text:p text:style-name="P59">A/D, M15</text:p>
                </text:list-item>
                <text:list-item>
                  <text:p text:style-name="P5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9">gen</text:p>
                </text:list-item>
                <text:list-item>
                  <text:p text:style-name="P59">validate</text:p>
                  <text:list>
                    <text:list-item>
                      <text:p text:style-name="P59">2019.04.25 22:30 ==&gt; OK</text:p>
                    </text:list-item>
                    <text:list-item>
                      <text:p text:style-name="P59">2020.01.16 09:30 ==&gt; OK</text:p>
                    </text:list-item>
                  </text:list>
                </text:list-item>
                <text:list-item>
                  <text:p text:style-name="P59">S-2.1 : sliced file</text:p>
                  <text:list>
                    <text:list-item>
                      <text:p text:style-name="P5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9">S-2.2 : php file ==&gt; change file name</text:p>
                </text:list-item>
                <text:list-item>
                  <text:p text:style-name="P59">S-2.3</text:p>
                  <text:list>
                    <text:list-item>
                      <text:p text:style-name="P59">TEST : exec tester</text:p>
                      <text:list>
                        <text:list-item>
                          <text:p text:style-name="P59">==&gt; “$typeOf_Bar<text:tab/>C4” (2020.01.16 10:00)</text:p>
                        </text:list-item>
                        <text:list-item>
                          <text:p text:style-name="P5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1 : “step : D : 1 : 1”</text:p>
              <text:list>
                <text:list-item>
                  <text:p text:style-name="P59">==&gt; OK</text:p>
                </text:list-item>
              </text:list>
            </text:list-item>
            <text:list-item>
              <text:p text:style-name="P59">T-1.2 : “step : D : 1 : 2” → dispatch</text:p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82564563547658685" text:style-name="L42">
        <text:list-item>
          <text:p text:style-name="P60">TASK : “step : D : 1 : 2-1” ~~</text:p>
          <text:list>
            <text:list-item>
              <text:p text:style-name="P60">//_20200116_173730:next</text:p>
            </text:list-item>
          </text:list>
        </text:list-item>
      </text:list>
      <text:p text:style-name="P5">[further]</text:p>
      <text:list xml:id="list765716006387815467" text:style-name="L43">
        <text:list-item>
          <text:p text:style-name="P61"/>
        </text:list-item>
      </text:list>
      <text:p text:style-name="P14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1">res free# JVEMV6 44#10.2_16 / 44. currency / 10. prog-php / 2. tester / <text:s/>20200117_114007</text:p>
      <text:p text:style-name="P11"/>
      <text:p text:style-name="P5">[do] <text:span text:style-name="T1">#_ </text:span></text:p>
      <text:list xml:id="list5213487493447066006" text:style-name="L44">
        <text:list-item>
          <text:p text:style-name="P62">REVIEW</text:p>
        </text:list-item>
        <text:list-item>
          <text:p text:style-name="P62">TASK-1 : “step : D : 1 : 2-1” ~~</text:p>
          <text:list>
            <text:list-item>
              <text:list>
                <text:list-item>
                  <text:p text:style-name="P62">//_20200116_17373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TEST ==&gt; “(step : D : 1 : 2-2) C4”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1 : lib_ea_tester.php</text:p>
          <text:list>
            <text:list-item>
              <text:list>
                <text:list-item>
                  <text:p text:style-name="P62">for-loop : “$typeOf_Bar == CONS::$strOf_BarType__SL”</text:p>
                </text:list-item>
              </text:list>
            </text:list-item>
            <text:list-item>
              <text:p text:style-name="P62">S-1.1</text:p>
              <text:list>
                <text:list-item>
                  <text:p text:style-name="P62">CODE : //test:20200117_122008</text:p>
                </text:list-item>
                <text:list-item>
                  <text:p text:style-name="P62"><text:soft-page-break/>TEST ==&gt; 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2 </text:p>
          <text:list>
            <text:list-item>
              <text:list>
                <text:list-item>
                  <text:p text:style-name="P62">func : “LibEaTester::fx_tester_T_1__Exec($lo_BarDatas)”</text:p>
                  <text:list>
                    <text:list-item>
                      <text:p text:style-name="P62">==&gt; retrun vals</text:p>
                    </text:list-item>
                    <text:list-item>
                      <text:p text:style-name="P6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2">S-2.1</text:p>
              <text:list>
                <text:list-item>
                  <text:p text:style-name="P62">CODE</text:p>
                  <text:list>
                    <text:list-item>
                      <text:p text:style-name="P62">“$valOf_Ret” ==&gt; dec<text:span text:style-name="T11">lare at the top of the func : “fx_tester_T_1__Exec”</text:span></text:p>
                    </text:list-item>
                    <text:list-item>
                      <text:p text:style-name="P94"/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3</text:p>
          <text:list>
            <text:list-item>
              <text:list>
                <text:list-item>
                  <text:p text:style-name="P62">func : “LibEaTester::loop_J1_N”</text:p>
                  <text:list>
                    <text:list-item>
                      <text:p text:style-name="P6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4</text:p>
          <text:list>
            <text:list-item>
              <text:list>
                <text:list-item>
                  <text:p text:style-name="P62">cont : //_20200106_130954:caller</text:p>
                  <text:list>
                    <text:list-item>
                      <text:p text:style-name="P62">of the returned vals, add “pos” to an array</text:p>
                    </text:list-item>
                    <text:list-item>
                      <text:p text:style-name="P62">if not terminating condition positive (SL, TP, loop-thru)</text:p>
                      <text:list>
                        <text:list-item>
                          <text:p text:style-name="P62">==&gt; continue calling the func “fx_tester_T_1__Exec”</text:p>
                          <text:list>
                            <text:list-item>
                              <text:p text:style-name="P62">==&gt; with the param “$num_Loop_Start” → updated</text:p>
                            </text:list-item>
                            <text:list-item>
                              <text:p text:style-name="P62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5</text:p>
          <text:list>
            <text:list-item>
              <text:list>
                <text:list-item>
                  <text:p text:style-name="P62">cont :: fx_tester_T_1()</text:p>
                  <text:list>
                    <text:list-item>
                      <text:p text:style-name="P62">==&gt; section “LibEaTester::fx_tester_T_1__Exec($lo_BarDatas)”</text:p>
                      <text:list>
                        <text:list-item>
                          <text:p text:style-name="P62">==&gt; fold the section with “while” loop</text:p>
                        </text:list-item>
                        <text:list-item>
                          <text:p text:style-name="P62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1 : Y : 2” ~~</text:p>
          <text:list>
            <text:list-item>
              <text:p text:style-name="P62">T-2.1 </text:p>
              <text:list>
                <text:list-item>
                  <text:list>
                    <text:list-item>
                      <text:p text:style-name="P6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85225680211205695" text:style-name="L45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5">[further]</text:p>
      <text:list xml:id="list8618132386282163965" text:style-name="L46">
        <text:list-item>
          <text:p text:style-name="P64"/>
        </text:list-item>
      </text:list>
      <text:p text:style-name="P14"><text:line-break/><text:span text:style-name="T2">[/ 20200117_125558]</text:span></text:p>
      <text:p text:style-name="P14"/>
      <text:p text:style-name="P9"/>
      <text:p text:style-name="P5"><text:span text:style-name="T4">16</text:span>---------------------------------------------------------------------------</text:p>
      <text:p text:style-name="P11">res free# JVEMV6 44#10.2_17 / 44. currency / 10. prog-php / 2. tester / <text:s/>20200118_153201</text:p>
      <text:p text:style-name="P11"/>
      <text:p text:style-name="P5">[do] <text:span text:style-name="T1">#_ </text:span></text:p>
      <text:list xml:id="list6992497157430567079" text:style-name="L47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//_20200117_125541:next</text:p>
                </text:list-item>
              </text:list>
            </text:list-item>
            <text:list-item>
              <text:p text:style-name="P96">T-1.1</text:p>
              <text:list>
                <text:list-item>
                  <text:p text:style-name="P95">CODE</text:p>
                </text:list-item>
                <text:list-item>
                  <text:p text:style-name="P95">TEST ==&gt; OK</text:p>
                </text:list-item>
                <text:list-item>
                  <text:p text:style-name="P95">TEST-2 : “//test:20200117_122008” ==&gt; turn off</text:p>
                  <text:list>
                    <text:list-item>
                      <text:p text:style-name="P95">==&gt; ERROR : “Notice (8): Undefined offset: 3 [APP\Controller\FxTestController.php, line 135]”</text:p>
                    </text:list-item>
                    <text:list-item>
                      <text:p text:style-name="P95">TRY : inspect</text:p>
                      <text:list>
                        <text:list-item>
                          <text:p text:style-name="P95">==&gt; add code to → for-loop</text:p>
                        </text:list-item>
                      </text:list>
                    </text:list-item>
                    <text:list-item>
                      <text:p text:style-name="P95">TEST ==&gt; OK</text:p>
                    </text:list-item>
                  </text:list>
                </text:list-item>
              </text:list>
            </text:list-item>
            <text:list-item>
              <text:p text:style-name="P96"/>
            </text:list-item>
          </text:list>
        </text:list-item>
      </text:list>
      <text:p text:style-name="P5"/>
      <text:p text:style-name="P5">[next]</text:p>
      <text:list xml:id="list6057916063277645184" text:style-name="L48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719069791989844011" text:style-name="L49">
        <text:list-item>
          <text:p text:style-name="P67"/>
        </text:list-item>
      </text:list>
      <text:p text:style-name="P14"><text:line-break/><text:span text:style-name="T2">[/ 20200118_155943]</text:span></text:p>
      <text:p text:style-name="P9"/>
      <text:p text:style-name="P14"/>
      <text:p text:style-name="P5"><text:span text:style-name="T4">17</text:span>---------------------------------------------------------------------------</text:p>
      <text:p text:style-name="P11">res free# JVEMV6 44#10.2_18 / 44. currency / 10. prog-php / 2. tester / <text:s/>20200119_181058</text:p>
      <text:p text:style-name="P11"><text:soft-page-break/></text:p>
      <text:p text:style-name="P5">[do] <text:span text:style-name="T1">#_ </text:span></text:p>
      <text:list xml:id="list8849844392836907696" text:style-name="L50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//_20200118_155832:next (cont)</text:p>
                </text:list-item>
                <text:list-item>
                  <text:p text:style-name="P68">while-loop</text:p>
                  <text:list>
                    <text:list-item>
                      <text:p text:style-name="P68">iterate N times</text:p>
                    </text:list-item>
                    <text:list-item>
                      <text:p text:style-name="P6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8">T-1.1 : while-loop ==&gt; iterate N times</text:p>
              <text:list>
                <text:list-item>
                  <text:p text:style-name="P68">CODE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T-1.2 : returned “pos” val ==&gt; append to an array</text:p>
              <text:list>
                <text:list-item>
                  <text:p text:style-name="P68">CODE</text:p>
                  <text:list>
                    <text:list-item>
                      <text:p text:style-name="P68">new var : $lo_Pos = array()</text:p>
                    </text:list-item>
                    <text:list-item>
                      <text:p text:style-name="P68">append pos</text:p>
                    </text:list-item>
                    <text:list-item>
                      <text:p text:style-name="P68">show num of pos instances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SEG-1 : $lo_BarDatas ==&gt; ascending, or descending ?</text:p>
              <text:list>
                <text:list-item>
                  <text:p text:style-name="P68">S-1.1</text:p>
                  <text:list>
                    <text:list-item>
                      <text:p text:style-name="P68">debugging line</text:p>
                    </text:list-item>
                    <text:list-item>
                      <text:p text:style-name="P68">//_20200119_183513:tmp</text:p>
                    </text:list-item>
                  </text:list>
                </text:list-item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08709979406884274" text:style-name="L51">
        <text:list-item>
          <text:p text:style-name="P69">TASK-1</text:p>
          <text:list>
            <text:list-item>
              <text:p text:style-name="P69">//_20200119_184045:next (cont)</text:p>
            </text:list-item>
            <text:list-item>
              <text:p text:style-name="P69">$lo_BarDatas ==&gt; reverse with a new FUNC</text:p>
              <text:list>
                <text:list-item>
                  <text:p text:style-name="P69">reverse_LO_BarDatas($lo_BarDatas, $strOf_Direction)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p text:style-name="P69">while-loop ==&gt; use $pos “st_idx” val</text:p>
            </text:list-item>
            <text:list-item>
              <text:p text:style-name="P69"><text:soft-page-break/>==&gt; func “LibEaTester::fx_tester_T_1__Exec($lo_BarDatas)”</text:p>
              <text:list>
                <text:list-item>
                  <text:p text:style-name="P69">==&gt; add param : “$num_Loop_Start”</text:p>
                </text:list-item>
                <text:list-item>
                  <text:p text:style-name="P69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242747216521441400" text:style-name="L52">
        <text:list-item>
          <text:p text:style-name="P70"/>
        </text:list-item>
      </text:list>
      <text:p text:style-name="P14"><text:line-break/><text:span text:style-name="T2">[/ 20200119_184351]</text:span></text:p>
      <text:p text:style-name="P14"/>
      <text:p text:style-name="P9"/>
      <text:p text:style-name="P5"><text:span text:style-name="T4">18</text:span>---------------------------------------------------------------------------</text:p>
      <text:p text:style-name="P11">res free# JVEMV6 44#10.2_19 / 44. currency / 10. prog-php / 2. tester / <text:s/>20200120_150913</text:p>
      <text:p text:style-name="P11"/>
      <text:p text:style-name="P5">[do] <text:span text:style-name="T1">#_ </text:span></text:p>
      <text:list xml:id="list321143091969828127" text:style-name="L53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9_184045:next (cont)</text:p>
                </text:list-item>
                <text:list-item>
                  <text:p text:style-name="P71">$lo_BarDatas ==&gt; reverse with a new FUNC</text:p>
                  <text:list>
                    <text:list-item>
                      <text:p text:style-name="P7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</text:p>
                  <text:list>
                    <text:list-item>
                      <text:p text:style-name="P71">sig</text:p>
                    </text:list-item>
                    <text:list-item>
                      <text:p text:style-name="P71"><text:span text:style-name="T1">#_ </text:span>labels</text:p>
                      <text:list>
                        <text:list-item>
                          <text:p text:style-name="P71"><text:tab/><text:tab/>//_20200120_151446:caller</text:p>
                        </text:list-item>
                        <text:list-item>
                          <text:p text:style-name="P71"><text:tab/><text:tab/>//_20200120_151450:head</text:p>
                        </text:list-item>
                        <text:list-item>
                          <text:p text:style-name="P71"><text:tab/><text:tab/>//_20200120_151453:wl</text:p>
                        </text:list-item>
                      </text:list>
                    </text:list-item>
                    <text:list-item>
                      <text:p text:style-name="P71"><text:span text:style-name="T1">#_ </text:span>caller</text:p>
                    </text:list-item>
                    <text:list-item>
                      <text:p text:style-name="P71"><text:span text:style-name="T1">#_ </text:span>dummy lines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<text:soft-page-break/><office:annotation office:name="__Annotation__6702_740636637"><dc:creator>iwabuchi ken</dc:creator><dc:date>2020-01-20T15:34:57.87</dc:date><text:p text:style-name="P105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SEG-1 : log file ==&gt; add time stamp</text:p>
            </text:list-item>
            <text:list-item>
              <text:p text:style-name="P71">T-1.2</text:p>
              <text:list>
                <text:list-item>
                  <text:p text:style-name="P71">CODE</text:p>
                  <text:list>
                    <text:list-item>
                      <text:p text:style-name="P71">sorting</text:p>
                      <text:list>
                        <text:list-item>
                          <text:p text:style-name="P71">skeleton</text:p>
                        </text:list-item>
                      </text:list>
                    </text:list-item>
                    <text:list-item>
                      <text:p text:style-name="P71">coding ==&gt; 4 cas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52164024842855914" text:style-name="L54">
        <text:list-item>
          <text:p text:style-name="P72">TASK</text:p>
          <text:list>
            <text:list-item>
              <text:p text:style-name="P72">//_20200117_125541:next</text:p>
            </text:list-item>
            <text:list-item>
              <text:p text:style-name="P72">while-loop ==&gt; use $pos “st_idx” val</text:p>
            </text:list-item>
            <text:list-item>
              <text:p text:style-name="P72"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1100813703174703202" text:style-name="L55">
        <text:list-item>
          <text:p text:style-name="P73"/>
        </text:list-item>
      </text:list>
      <text:p text:style-name="P14"><text:line-break/><text:span text:style-name="T2">[/ 20200120_163543]</text:span></text:p>
      <text:p text:style-name="P14"/>
      <text:p text:style-name="P9"/>
      <text:p text:style-name="P14"/>
      <text:p text:style-name="P5"><text:span text:style-name="T4">19</text:span>---------------------------------------------------------------------------</text:p>
      <text:p text:style-name="P11">res free# JVEMV6 44#10.2_20 / 44. currency / 10. prog-php / 2. tester / <text:s/>20200121_170544</text:p>
      <text:p text:style-name="P11"/>
      <text:p text:style-name="P5">[do] <text:span text:style-name="T1">#_ </text:span></text:p>
      <text:list xml:id="list6737504249715157982" text:style-name="L56">
        <text:list-item>
          <text:p text:style-name="P74"><text:soft-page-break/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//_20200117_125541:next</text:p>
                </text:list-item>
                <text:list-item>
                  <text:p text:style-name="P74">while-loop ==&gt; use $pos “st_idx” val</text:p>
                </text:list-item>
                <text:list-item>
                  <text:p text:style-name="P74">==&gt; func “LibEaTester::fx_tester_T_1__Exec($lo_BarDatas)”</text:p>
                  <text:list>
                    <text:list-item>
                      <text:p text:style-name="P74">==&gt; add param : “$num_Loop_Start”</text:p>
                    </text:list-item>
                    <text:list-item>
                      <text:p text:style-name="P74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4">T-1.1 </text:p>
              <text:list>
                <text:list-item>
                  <text:p text:style-name="P74"><text:span text:style-name="T1">#_ </text:span>add param to func ==&gt; LibEaTester::fx_tester_T_1__Exec($lo_BarDatas)</text:p>
                  <text:list>
                    <text:list-item>
                      <text:p text:style-name="P74">==&gt; “$_num_Loop_Start”</text:p>
                    </text:list-item>
                  </text:list>
                </text:list-item>
                <text:list-item>
                  <text:p text:style-name="P74">edit : caller lines</text:p>
                  <text:list>
                    <text:list-item>
                      <text:p text:style-name="P74">//_20200121_170907:tmp</text:p>
                    </text:list-item>
                  </text:list>
                </text:list-item>
                <text:list-item>
                  <text:p text:style-name="P74">add : debug lines ==&gt; LibEaTester::fx_tester_T_1__Exec($lo_BarDatas)</text:p>
                  <text:list>
                    <text:list-item>
                      <text:p text:style-name="P74">//debug:20200121_171036</text:p>
                    </text:list-item>
                  </text:list>
                </text:list-item>
                <text:list-item>
                  <text:p text:style-name="P74">TEST ==&gt; OK ::]20200121_171442</text:p>
                </text:list-item>
              </text:list>
            </text:list-item>
            <text:list-item>
              <text:p text:style-name="P74">T-1.2 : “$_num_Loop_Start” ==&gt; update with “$pos” data</text:p>
              <text:list>
                <text:list-item>
                  <text:p text:style-name="P74">//_20200121_171609:tmp</text:p>
                </text:list-item>
                <text:list-item>
                  <text:p text:style-name="P74">debug ==&gt; “$pos-&gt;st_id;”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$_num_Loop_Start ==&gt; update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18133988849724972" text:style-name="L57">
        <text:list-item>
          <text:p text:style-name="P75">TASK</text:p>
          <text:list>
            <text:list-item>
              <text:p text:style-name="P75">“$numOf_Loop” //_20200121_172537:next</text:p>
            </text:list-item>
            <text:list-item>
              <text:p text:style-name="P75">if “$numOf_Loop” ==&gt; reaches to a number (N1) → break while</text:p>
              <text:list>
                <text:list-item>
                  <text:p text:style-name="P75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4629649101791746751" text:style-name="L58">
        <text:list-item>
          <text:p text:style-name="P76"/>
        </text:list-item>
      </text:list>
      <text:p text:style-name="P14"><text:line-break/><text:span text:style-name="T2">[/ 20200121_172717]</text:span></text:p>
      <text:p text:style-name="P14"/>
      <text:p text:style-name="P9"/>
      <text:p text:style-name="P14"/>
      <text:p text:style-name="P5"><text:span text:style-name="T4">20</text:span>---------------------------------------------------------------------------</text:p>
      <text:p text:style-name="P11">res free# JVEMV6 44#10.2_21 / 44. currency / 10. prog-php / 2. tester / <text:s/>20200122_174317</text:p>
      <text:p text:style-name="P11"/>
      <text:p text:style-name="P5">[do] <text:span text:style-name="T1">#_ </text:span></text:p>
      <text:list xml:id="list1469558780216603312" text:style-name="L59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“$numOf_Loop” //_20200121_172537:next</text:p>
                </text:list-item>
                <text:list-item>
                  <text:p text:style-name="P77">if “$numOf_Loop” ==&gt; reaches to a number (N1) → break while</text:p>
                  <text:list>
                    <text:list-item>
                      <text:p text:style-name="P77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ING</text:p>
                </text:list-item>
                <text:list-item>
                  <text:p text:style-name="P77">TEST ==&gt; </text:p>
                  <text:list>
                    <text:list-item>
                      <text:p text:style-name="P77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7">SEG-1 : php ==&gt; max time out</text:p>
              <text:list>
                <text:list-item>
                  <text:p text:style-name="P77">S-1.1</text:p>
                  <text:list>
                    <text:list-item>
                      <text:p text:style-name="P77">C:\xampp_5.6\php</text:p>
                    </text:list-item>
                  </text:list>
                </text:list-item>
                <text:list-item>
                  <text:p text:style-name="P77">S-1.2</text:p>
                  <text:list>
                    <text:list-item>
                      <text:p text:style-name="P77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7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7">TEST ==&gt; access</text:p>
                  <text:list>
                    <text:list-item>
                      <text:p text:style-name="P77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6241680273849875" text:style-name="L60">
        <text:list-item>
          <text:p text:style-name="P78">TASK</text:p>
          <text:list>
            <text:list-item>
              <text:p text:style-name="P78">//_20200122_182820:next (cont)</text:p>
            </text:list-item>
            <text:list-item>
              <text:p text:style-name="P78">“$numOf_Loop” //_20200121_172537:next</text:p>
            </text:list-item>
            <text:list-item>
              <text:p text:style-name="P78">if “$numOf_Loop” ==&gt; reaches to a number (N1) → break while</text:p>
              <text:list>
                <text:list-item>
                  <text:p text:style-name="P78">N1 = lenOf_BarDats – X (X = 3, tentative)</text:p>
                </text:list-item>
              </text:list>
            </text:list-item>
            <text:list-item>
              <text:p text:style-name="P78">==&gt; use var → “numOf_Loop” (NOT “$maxOf_While_Loop”)</text:p>
            </text:list-item>
          </text:list>
        </text:list-item>
      </text:list>
      <text:p text:style-name="P5">[further]</text:p>
      <text:list xml:id="list8357303477135329031" text:style-name="L61">
        <text:list-item>
          <text:p text:style-name="P79"/>
        </text:list-item>
      </text:list>
      <text:p text:style-name="P14"><text:line-break/><text:span text:style-name="T2">[/ 20200122_180741]</text:span></text:p>
      <text:p text:style-name="P14"/>
      <text:p text:style-name="P4"/>
      <text:p text:style-name="P5"><text:span text:style-name="T4">21</text:span>---------------------------------------------------------------------------</text:p>
      <text:p text:style-name="P11">res free# JVEMV6 44#10.2_22 / 44. currency / 10. prog-php / 2. tester / <text:s/>20200128_171243</text:p>
      <text:p text:style-name="P11"/>
      <text:p text:style-name="P5">[do] <text:span text:style-name="T1">#_ </text:span></text:p>
      <text:list xml:id="list3627081047374364405" text:style-name="L62">
        <text:list-item>
          <text:p text:style-name="P80">REVIEW</text:p>
        </text:list-item>
        <text:list-item>
          <text:p text:style-name="P100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0">auto-gen-ed log files ==&gt; use orig file name</text:p>
                </text:list-item>
              </text:list>
            </text:list-item>
            <text:list-item>
              <text:p text:style-name="P80">S-1.1</text:p>
              <text:list>
                <text:list-item>
                  <text:p text:style-name="P80">CODE : //_20200128_171830:tmp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S-1.2</text:p>
              <text:list>
                <text:list-item>
                  <text:p text:style-name="P80"><text:soft-page-break/>time label ==&gt; millseconds</text:p>
                  <text:list>
                    <text:list-item>
                      <text:p text:style-name="P100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1 </text:p>
          <text:list>
            <text:list-item>
              <text:list>
                <text:list-item>
                  <text:p text:style-name="P80">//_20200122_182820:next (cont)</text:p>
                </text:list-item>
                <text:list-item>
                  <text:p text:style-name="P80">“$numOf_Loop” //_20200121_172537:next</text:p>
                </text:list-item>
                <text:list-item>
                  <text:p text:style-name="P80">if “$numOf_Loop” ==&gt; reaches to a number (N1) → break while</text:p>
                  <text:list>
                    <text:list-item>
                      <text:p text:style-name="P80">N1 = lenOf_BarDats – X (X = 3, tentative)</text:p>
                    </text:list-item>
                  </text:list>
                </text:list-item>
                <text:list-item>
                  <text:p text:style-name="P80">==&gt; use var → “numOf_Loop” (NOT “$maxOf_While_Loop”)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CODE ==&gt; already comp : //_20200128_173447:marker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66575884931023803" text:style-name="L63">
        <text:list-item>
          <text:p text:style-name="P81">TASK</text:p>
          <text:list>
            <text:list-item>
              <text:p text:style-name="P81">$lo_Pos ==&gt; write to log file more data</text:p>
              <text:list>
                <text:list-item>
                  <text:p text:style-name="P81">//_20200128_174019:next</text:p>
                </text:list-item>
              </text:list>
            </text:list-item>
          </text:list>
        </text:list-item>
      </text:list>
      <text:p text:style-name="P5">[further]</text:p>
      <text:list xml:id="list8472541518691933612" text:style-name="L64">
        <text:list-item>
          <text:p text:style-name="P82"/>
        </text:list-item>
      </text:list>
      <text:p text:style-name="P14"><text:line-break/><text:span text:style-name="T2">[/ 20200128_174040]</text:span></text:p>
      <text:p text:style-name="P14"/>
      <text:p text:style-name="P9"/>
      <text:p text:style-name="P5"><text:span text:style-name="T4">22</text:span>---------------------------------------------------------------------------</text:p>
      <text:p text:style-name="P11">res free# JVEMV6 44#10.2_23 / 44. currency / 10. prog-php / 2. tester / <text:s/>20200130_174942</text:p>
      <text:p text:style-name="P11"/>
      <text:p text:style-name="P5">[do] <text:span text:style-name="T1">#_ </text:span></text:p>
      <text:list xml:id="list7490283858183678123" text:style-name="L65">
        <text:list-item>
          <text:p text:style-name="P83"><text:soft-page-break/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$lo_Pos ==&gt; write to log file more data</text:p>
                  <text:list>
                    <text:list-item>
                      <text:p text:style-name="P83">//_20200128_174019:next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SEG-1</text:p>
              <text:list>
                <text:list-item>
                  <text:list>
                    <text:list-item>
                      <text:p text:style-name="P83">in : fx_tester_T_1__Exec</text:p>
                      <text:list>
                        <text:list-item>
                          <text:p text:style-name="P83">log lines ==&gt; first, into an array</text:p>
                        </text:list-item>
                        <text:list-item>
                          <text:p text:style-name="P83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3">S-1.1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search in the log files → “(step : D : 1 : 2-4 : 3) for-loop ==&gt; breaking”</text:p>
                      <text:list>
                        <text:list-item>
                          <text:p text:style-name="P83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new FUNC : “show_LO_Pos_Data__Build_Lines”</text:p>
                  <text:list>
                    <text:list-item>
                      <text:p text:style-name="P83">DUP : show_Basic_Pos_Data__Build_Lines (class LibEaTester)</text:p>
                    </text:list-item>
                    <text:list-item>
                      <text:p text:style-name="P83">sig, params</text:p>
                    </text:list-item>
                    <text:list-item>
                      <text:p text:style-name="P83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2090864322626622" text:style-name="L66">
        <text:list-item>
          <text:p text:style-name="P84">TASK</text:p>
          <text:list>
            <text:list-item>
              <text:p text:style-name="P84">func : <text:s/>show_LO_Pos_Data__Build_Lines</text:p>
              <text:list>
                <text:list-item>
                  <text:p text:style-name="P84">==&gt; more data → datetime of current, exit</text:p>
                </text:list-item>
                <text:list-item>
                  <text:p text:style-name="P84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86897487836926312" text:style-name="L67">
        <text:list-item>
          <text:p text:style-name="P85"/>
        </text:list-item>
      </text:list>
      <text:p text:style-name="P14"><text:line-break/><text:span text:style-name="T2">[/ 20200130_182036]</text:span></text:p>
      <text:p text:style-name="P14"><text:soft-page-break/></text:p>
      <text:p text:style-name="P9"/>
      <text:p text:style-name="P5"><text:span text:style-name="T4">23</text:span>---------------------------------------------------------------------------</text:p>
      <text:p text:style-name="P11">res free# JVEMV6 44#10.2_24 / 44. currency / 10. prog-php / 2. tester / <text:s/>20200201_160513</text:p>
      <text:p text:style-name="P11"/>
      <text:p text:style-name="P5">[do] <text:span text:style-name="T1">#_ </text:span></text:p>
      <text:list xml:id="list1629052152514807535" text:style-name="L74">
        <text:list-item>
          <text:p text:style-name="P101"><text:span text:style-name="T8">REVIEW</text:span></text:p>
        </text:list-item>
        <text:list-item>
          <text:p text:style-name="P101"><text:span text:style-name="T10">#_ </text:span><text:span text:style-name="T8">SEG-1 : log file dir ==&gt; each discrete one</text:span></text:p>
          <text:list>
            <text:list-item>
              <text:p text:style-name="P101"><text:span text:style-name="T8">S-1.1</text:span></text:p>
              <text:list>
                <text:list-item>
                  <text:p text:style-name="P101"><text:span text:style-name="T8">//_20200201_161421:tmp (cont)</text:span></text:p>
                </text:list-item>
                <text:list-item>
                  <text:p text:style-name="P101"><text:span text:style-name="T8">TEST ==&gt; OK</text:span></text:p>
                </text:list-item>
              </text:list>
            </text:list-item>
          </text:list>
        </text:list-item>
        <text:list-item>
          <text:p text:style-name="P101"><text:span text:style-name="T8">TASK-1</text:span></text:p>
          <text:list>
            <text:list-item>
              <text:list>
                <text:list-item>
                  <text:p text:style-name="P90">func : <text:s/>show_LO_Pos_Data__Build_Lines</text:p>
                  <text:list>
                    <text:list-item>
                      <text:p text:style-name="P90">==&gt; more data → datetime of current, exit</text:p>
                    </text:list-item>
                    <text:list-item>
                      <text:p text:style-name="P90">//_20200130_182020:next (LibEaTester)</text:p>
                    </text:list-item>
                  </text:list>
                </text:list-item>
              </text:list>
            </text:list-item>
            <text:list-item>
              <text:p text:style-name="P90">T-1.1</text:p>
              <text:list>
                <text:list-item>
                  <text:p text:style-name="P90">format ==&gt; table</text:p>
                  <text:list>
                    <text:list-item>
                      <text:p text:style-name="P90">header</text:p>
                    </text:list-item>
                    <text:list-item>
                      <text:p text:style-name="P90">body</text:p>
                    </text:list-item>
                  </text:list>
                </text:list-item>
                <text:list-item>
                  <text:p text:style-name="P90">TEST ==&gt; OK</text:p>
                  <text:list>
                    <text:list-item>
                      <text:p text:style-name="P90">FOUND</text:p>
                      <text:list>
                        <text:list-item>
                          <text:p text:style-name="P90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22998914159745590" text:style-name="L68">
        <text:list-item>
          <text:p text:style-name="P86">TASK</text:p>
          <text:list>
            <text:list-item>
              <text:p text:style-name="P86">FIX : “cu_idx” val ==&gt; same as “st_idx”</text:p>
              <text:list>
                <text:list-item>
                  <text:p text:style-name="P86">LibEaTester::fx_tester_T_1__Exec</text:p>
                </text:list-item>
                <text:list-item>
                  <text:p text:style-name="P86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3011481350721886313" text:style-name="L69">
        <text:list-item>
          <text:p text:style-name="P87"/>
        </text:list-item>
      </text:list>
      <text:p text:style-name="P14"><text:line-break/><text:span text:style-name="T2">[/ 20200201_163638]</text:span></text:p>
      <text:p text:style-name="P14"/>
      <text:p text:style-name="P9">@@@</text:p>
      <text:p text:style-name="P5"><text:span text:style-name="T4">24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36607051" text:continue-list="list36595613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FIX : “cu_idx” val ==&gt; same as “st_idx”</text:p>
                  <text:list>
                    <text:list-item>
                      <text:p text:style-name="P18">LibEaTester::fx_tester_T_1__Exec</text:p>
                    </text:list-item>
                    <text:list-item>
                      <text:p text:style-name="P18">//_20200201_163626:next</text:p>
                    </text:list-item>
                  </text:list>
                </text:list-item>
              </text:list>
            </text:list-item>
            <text:list-item>
              <text:p text:style-name="P18">T-1.1</text:p>
            </text:list-item>
          </text:list>
        </text:list-item>
      </text:list>
      <text:p text:style-name="P5"/>
      <text:p text:style-name="P5">[next]</text:p>
      <text:list xml:id="list4723913060030768512" text:style-name="L75">
        <text:list-item>
          <text:p text:style-name="P91">TASK</text:p>
        </text:list-item>
      </text:list>
      <text:p text:style-name="P5">[further]</text:p>
      <text:list xml:id="list609349516244901245" text:style-name="L76">
        <text:list-item>
          <text:p text:style-name="P92"/>
        </text:list-item>
      </text:list>
      <text:p text:style-name="P14"><text:line-break/><text:span text:style-name="T2">[/ XXX]</text:span></text:p>
      <text:p text:style-name="P14"/>
      <text:p text:style-name="P14"/>
      <text:p text:style-name="P6"/>
      <text:p text:style-name="P6"/>
      <text:p text:style-name="P6"/>
      <text:p text:style-name="P3"><text:soft-page-break/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36603300" text:continue-list="list36607051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5"/>
      <text:p text:style-name="P5">[next]</text:p>
      <text:list xml:id="list6619863364582696864" text:style-name="L70">
        <text:list-item>
          <text:p text:style-name="P88">TASK</text:p>
        </text:list-item>
      </text:list>
      <text:p text:style-name="P5">[further]</text:p>
      <text:list xml:id="list7157874925935539583" text:style-name="L71">
        <text:list-item>
          <text:p text:style-name="P89"/>
        </text:list-item>
      </text:list>
      <text:p text:style-name="P14"><text:line-break/><text:span text:style-name="T2">[/ XXX]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474787262446271423" text:style-name="L72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00941" text:continue-numbering="true" text:style-name="L72">
        <text:list-item>
          <text:p text:style-name="P97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798394717288828411" text:style-name="L73">
        <text:list-item>
          <text:p text:style-name="P15">git</text:p>
          <text:list>
            <text:list-item>
              <text:p text:style-name="P15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595670" text:continue-numbering="true" text:style-name="L73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6595135" text:continue-numbering="true" text:style-name="L73">
        <text:list-item>
          <text:p text:style-name="P15">move “<text:span text:style-name="T5">@@@</text:span>”</text:p>
        </text:list-item>
        <text:list-item>
          <text:p text:style-name="P98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1T16:37:40.71</dc:date>
    <dc:creator>iwabuchi ken</dc:creator>
    <meta:editing-duration>P1DT10H15M53S</meta:editing-duration>
    <meta:editing-cycles>123</meta:editing-cycles>
    <meta:generator>OpenOffice/4.1.3$Win32 OpenOffice.org_project/413m1$Build-9783</meta:generator>
    <meta:document-statistic meta:table-count="5" meta:image-count="0" meta:object-count="0" meta:page-count="37" meta:paragraph-count="814" meta:word-count="3401" meta:character-count="22412"/>
  </office:meta>
</office:document-meta>
</file>